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1" svg:font-family="Consolas, 'Courier New', monospace"/>
    <style:font-face style:name="Mangal1" svg:font-family="Mangal"/>
    <style:font-face style:name="Consolas" svg:font-family="Consolas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">
      <style:paragraph-properties fo:break-before="page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line-height="150%" fo:text-align="center" style:justify-single-word="false"/>
    </style:style>
    <style:style style:name="P5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line-height="150%" fo:text-align="end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fo:line-height="150%"/>
      <style:text-properties fo:font-size="14pt" fo:language="uk" fo:country="UA" style:font-size-asian="14pt" style:font-size-complex="14pt"/>
    </style:style>
    <style:style style:name="P11" style:family="paragraph" style:parent-style-name="Standard">
      <style:paragraph-properties fo:line-height="150%" fo:text-align="end" style:justify-single-word="false"/>
      <style:text-properties fo:font-size="14pt" fo:language="uk" fo:country="UA" style:font-name-asian="Times New Roman1" style:font-size-asian="14pt" style:font-size-complex="14pt"/>
    </style:style>
    <style:style style:name="P12" style:family="paragraph" style:parent-style-name="Standard">
      <style:paragraph-properties fo:line-height="150%" fo:text-align="end" style:justify-single-word="false"/>
      <style:text-properties fo:font-size="14pt" fo:language="ru" fo:country="RU" style:font-size-asian="14pt" style:font-size-complex="14pt"/>
    </style:style>
    <style:style style:name="P13" style:family="paragraph" style:parent-style-name="Standard">
      <style:text-properties fo:language="ru" fo:country="RU" officeooo:rsid="001f878e" officeooo:paragraph-rsid="001f878e"/>
    </style:style>
    <style:style style:name="P14" style:family="paragraph" style:parent-style-name="Standard">
      <style:text-properties fo:language="en" fo:country="US" officeooo:rsid="001d87cf" officeooo:paragraph-rsid="001d87cf"/>
    </style:style>
    <style:style style:name="P15" style:family="paragraph" style:parent-style-name="Code">
      <style:text-properties fo:language="en" fo:country="US" officeooo:rsid="00300ae2" officeooo:paragraph-rsid="00300ae2"/>
    </style:style>
    <style:style style:name="P1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7" style:family="paragraph" style:parent-style-name="Contents_20_Heading">
      <style:paragraph-properties fo:break-before="page"/>
    </style:style>
    <style:style style:name="P18" style:family="paragraph" style:parent-style-name="Standard">
      <style:text-properties fo:language="en" fo:country="US" officeooo:rsid="0014db07" officeooo:paragraph-rsid="0014db07"/>
    </style:style>
    <style:style style:name="P19" style:family="paragraph" style:parent-style-name="Standard">
      <style:text-properties fo:language="en" fo:country="US" officeooo:rsid="00172e06" officeooo:paragraph-rsid="00172e06"/>
    </style:style>
    <style:style style:name="P20" style:family="paragraph" style:parent-style-name="Standard">
      <style:paragraph-properties style:line-height-at-least="0.1583in"/>
    </style:style>
    <style:style style:name="P21" style:family="paragraph" style:parent-style-name="Standard">
      <style:paragraph-properties style:line-height-at-least="0.1583in"/>
      <style:text-properties fo:color="#000000" loext:opacity="100%" style:font-name="Consolas1" fo:font-size="8.39999961853027pt" fo:font-weight="normal" fo:background-color="#ffffff"/>
    </style:style>
    <style:style style:name="P22" style:family="paragraph" style:parent-style-name="Standard">
      <style:paragraph-properties style:line-height-at-least="0.1583in"/>
      <style:text-properties fo:color="#000000" loext:opacity="100%" fo:background-color="#ffffff"/>
    </style:style>
    <style:style style:name="P23" style:family="paragraph" style:parent-style-name="Standard">
      <style:paragraph-properties style:line-height-at-least="0.1583in"/>
      <style:text-properties fo:color="#008000" loext:opacity="100%" style:font-name="Consolas1" fo:font-size="8.39999961853027pt" fo:font-weight="normal" fo:background-color="#ffffff"/>
    </style:style>
    <style:style style:name="P24" style:family="paragraph" style:parent-style-name="Standard">
      <style:text-properties fo:language="en" fo:country="US" officeooo:rsid="0035766b" officeooo:paragraph-rsid="0035766b"/>
    </style:style>
    <style:style style:name="P25" style:family="paragraph" style:parent-style-name="Standard">
      <style:text-properties fo:language="en" fo:country="US" officeooo:rsid="00389c70" officeooo:paragraph-rsid="00389c70"/>
    </style:style>
    <style:style style:name="P26" style:family="paragraph" style:parent-style-name="Standard">
      <style:text-properties fo:language="ru" fo:country="RU" officeooo:rsid="0019de98" officeooo:paragraph-rsid="001964f5"/>
    </style:style>
    <style:style style:name="P27" style:family="paragraph" style:parent-style-name="Standard">
      <style:text-properties fo:language="ru" fo:country="RU" officeooo:rsid="0037b2b7" officeooo:paragraph-rsid="0037b2b7"/>
    </style:style>
    <style:style style:name="P28" style:family="paragraph" style:parent-style-name="Standard">
      <style:text-properties fo:language="ru" fo:country="RU" officeooo:rsid="00389c70" officeooo:paragraph-rsid="00389c70"/>
    </style:style>
    <style:style style:name="P29" style:family="paragraph" style:parent-style-name="Standard">
      <style:text-properties officeooo:paragraph-rsid="001d87c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uk" fo:country="UA" style:font-size-asian="14pt" style:font-size-complex="14pt"/>
    </style:style>
    <style:style style:name="T3" style:family="text">
      <style:text-properties fo:font-size="14pt" fo:language="ru" fo:country="RU" style:font-size-asian="14pt" style:font-size-complex="14pt"/>
    </style:style>
    <style:style style:name="T4" style:family="text">
      <style:text-properties fo:font-size="14pt" fo:language="ru" fo:country="RU" officeooo:rsid="0007d584" style:font-size-asian="14pt" style:font-size-complex="14pt"/>
    </style:style>
    <style:style style:name="T5" style:family="text">
      <style:text-properties fo:font-size="14pt" style:font-name-asian="Times New Roman1" style:font-size-asian="14pt" style:font-size-complex="14pt"/>
    </style:style>
    <style:style style:name="T6" style:family="text">
      <style:text-properties fo:font-size="14pt" fo:language="en" fo:country="US" officeooo:rsid="0007d584" style:font-size-asian="14pt" style:font-size-complex="14pt"/>
    </style:style>
    <style:style style:name="T7" style:family="text">
      <style:text-properties fo:font-size="14pt" fo:language="en" fo:country="US" officeooo:rsid="002ca099" style:font-size-asian="14pt" style:font-size-complex="14pt"/>
    </style:style>
    <style:style style:name="T8" style:family="text">
      <style:text-properties fo:language="ru" fo:country="RU"/>
    </style:style>
    <style:style style:name="T9" style:family="text">
      <style:text-properties fo:language="ru" fo:country="RU" officeooo:rsid="001d87cf"/>
    </style:style>
    <style:style style:name="T10" style:family="text">
      <style:text-properties fo:language="ru" fo:country="RU" officeooo:rsid="002b195c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2a07ea"/>
    </style:style>
    <style:style style:name="T13" style:family="text">
      <style:text-properties fo:language="en" fo:country="US" officeooo:rsid="002b195c"/>
    </style:style>
    <style:style style:name="T14" style:family="text">
      <style:text-properties fo:language="en" fo:country="US" officeooo:rsid="001d87cf"/>
    </style:style>
    <style:style style:name="T15" style:family="text">
      <style:text-properties style:font-name="Consolas1" fo:font-size="8.39999961853027pt" fo:font-weight="normal"/>
    </style:style>
    <style:style style:name="T16" style:family="text">
      <style:text-properties fo:color="#0000ff" loext:opacity="100%"/>
    </style:style>
    <style:style style:name="T17" style:family="text">
      <style:text-properties fo:color="#0000ff" loext:opacity="100%" style:font-name="Consolas1" fo:font-size="8.39999961853027pt" fo:font-weight="normal"/>
    </style:style>
    <style:style style:name="T18" style:family="text">
      <style:text-properties fo:color="#001080" loext:opacity="100%"/>
    </style:style>
    <style:style style:name="T19" style:family="text">
      <style:text-properties fo:color="#001080" loext:opacity="100%" style:font-name="Consolas1" fo:font-size="8.39999961853027pt" fo:font-weight="normal"/>
    </style:style>
    <style:style style:name="T20" style:family="text">
      <style:text-properties fo:color="#001080" loext:opacity="100%" style:font-name="Consolas1" fo:font-size="8.39999961853027pt" fo:font-weight="normal" fo:background-color="#ffffff" loext:char-shading-value="0"/>
    </style:style>
    <style:style style:name="T21" style:family="text">
      <style:text-properties fo:color="#795e26" loext:opacity="100%"/>
    </style:style>
    <style:style style:name="T22" style:family="text">
      <style:text-properties fo:color="#795e26" loext:opacity="100%" style:font-name="Consolas1" fo:font-size="8.39999961853027pt" fo:font-weight="normal"/>
    </style:style>
    <style:style style:name="T23" style:family="text">
      <style:text-properties fo:color="#795e26" loext:opacity="100%" style:font-name="Consolas1" fo:font-size="8.39999961853027pt" fo:font-weight="normal" fo:background-color="#ffffff" loext:char-shading-value="0"/>
    </style:style>
    <style:style style:name="T24" style:family="text">
      <style:text-properties fo:color="#a31515" loext:opacity="100%"/>
    </style:style>
    <style:style style:name="T25" style:family="text">
      <style:text-properties fo:color="#a31515" loext:opacity="100%" style:font-name="Consolas1" fo:font-size="8.39999961853027pt" fo:font-weight="normal"/>
    </style:style>
    <style:style style:name="T26" style:family="text">
      <style:text-properties fo:color="#098658" loext:opacity="100%"/>
    </style:style>
    <style:style style:name="T27" style:family="text">
      <style:text-properties fo:color="#af00db" loext:opacity="100%"/>
    </style:style>
    <style:style style:name="T28" style:family="text">
      <style:text-properties fo:color="#af00db" loext:opacity="100%" style:font-name="Consolas1" fo:font-size="8.39999961853027pt" fo:font-weight="normal"/>
    </style:style>
    <style:style style:name="T29" style:family="text">
      <style:text-properties fo:color="#0070c1" loext:opacity="100%"/>
    </style:style>
    <style:style style:name="T30" style:family="text">
      <style:text-properties fo:color="#267f99" loext:opacity="100%"/>
    </style:style>
    <style:style style:name="T31" style:family="text">
      <style:text-properties fo:color="#008000" loext:opacity="100%" style:font-name="Consolas1" fo:font-size="8.39999961853027pt" fo:font-weight="normal" fo:background-color="#ffffff" loext:char-shading-value="0"/>
    </style:style>
    <style:style style:name="T32" style:family="text">
      <style:text-properties style:font-name="Times New Roman" fo:font-size="14pt" fo:language="ru" fo:country="RU" officeooo:rsid="003c8d0c"/>
    </style:style>
    <style:style style:name="T33" style:family="text">
      <style:text-properties style:font-name="Times New Roman" fo:font-size="14pt" fo:language="en" fo:country="US" officeooo:rsid="003c8d0c"/>
    </style:style>
    <style:style style:name="T34" style:family="text">
      <style:text-properties officeooo:rsid="002b195c"/>
    </style:style>
    <style:style style:name="T35" style:family="text">
      <style:text-properties fo:color="#000000" loext:opacity="100%" style:font-name="Consolas1" fo:font-size="8.39999961853027pt" fo:font-weight="normal" fo:background-color="#ffffff" loext:char-shading-value="0"/>
    </style:style>
    <style:style style:name="T36" style:family="text">
      <style:text-properties fo:language="en" fo:country="US" officeooo:rsid="002b195c"/>
    </style:style>
    <style:style style:name="T37" style:family="text">
      <style:text-properties fo:language="en" fo:country="US" officeooo:rsid="003c8d0c"/>
    </style:style>
    <style:style style:name="T38" style:family="text">
      <style:text-properties officeooo:rsid="003c8d0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МІНІСТЕРСТВО ОСВІТИ ТА НАУКИ УКРАЇНИ</text:p>
      <text:p text:style-name="P6">Одеський національний політехнічний університет</text:p>
      <text:p text:style-name="P6">Інститут Комп’ютерних Систем</text:p>
      <text:p text:style-name="P4"><text:span text:style-name="T1">Кафедра Інформаційних </text:span><text:span text:style-name="T2">Т</text:span><text:span text:style-name="T1">ехнологій</text:span></text:p>
      <text:p text:style-name="P5"/>
      <text:p text:style-name="P5"/>
      <text:p text:style-name="P5"/>
      <text:p text:style-name="P5"/>
      <text:p text:style-name="P4"><text:span text:style-name="T1">Протокол лабораторної роботи №</text:span><text:span text:style-name="T7">3</text:span></text:p>
      <text:p text:style-name="P4"><text:span text:style-name="T1">з дисципліни </text:span><text:span text:style-name="T6"><text:s/></text:span><text:span text:style-name="T4">Кроссплатформенное программирование</text:span></text:p>
      <text:p text:style-name="P4"><text:span text:style-name="T1">на тему: «</text:span><text:span text:style-name="T3">Объекты и ООП в Javascript</text:span><text:span text:style-name="T1">»</text:span><text:span text:style-name="T3"> </text:span></text:p>
      <text:p text:style-name="P5"/>
      <text:p text:style-name="P5"/>
      <text:p text:style-name="P5"/>
      <text:p text:style-name="P5"/>
      <text:p text:style-name="P5"/>
      <text:p text:style-name="P7">Виконав студент групи</text:p>
      <text:p text:style-name="P7">АД-181</text:p>
      <text:p text:style-name="P11">Батура М.Ю.</text:p>
      <text:p text:style-name="P4"><text:span text:style-name="T5"><text:s text:c="71"/></text:span><text:span text:style-name="T1">Прийняв</text:span></text:p>
      <text:p text:style-name="P12">Рудниченко Н.Д.</text:p>
      <text:p text:style-name="P10"/>
      <text:p text:style-name="P10"/>
      <text:p text:style-name="P10"/>
      <text:p text:style-name="P5"/>
      <text:p text:style-name="P5"/>
      <text:p text:style-name="P5"/>
      <text:p text:style-name="P5"/>
      <text:p text:style-name="P5"/>
      <text:p text:style-name="P8">Одеса, 2020</text:p>
      <text:table-of-content text:style-name="Sect1" text:protected="true" text:name="Оглавление1">
        <text:table-of-content-source text:outline-level="10" text:use-index-source-styles="tru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"/>
          </text:index-source-styles>
        </text:table-of-content-source>
        <text:index-body>
          <text:index-title text:style-name="Sect1" text:name="Оглавление1_Head">
            <text:p text:style-name="P2">Оглавление</text:p>
          </text:index-title>
          <text:p text:style-name="P16"><text:a xlink:type="simple" xlink:href="#__RefHeading___Toc764_1751186770" text:style-name="Index_20_Link" text:visited-style-name="Index_20_Link">Практическая часть<text:tab/>3</text:a></text:p>
          <text:p text:style-name="P16"><text:a xlink:type="simple" xlink:href="#__RefHeading___Toc770_1751186770" text:style-name="Index_20_Link" text:visited-style-name="Index_20_Link">Порядок выполнения работы:<text:tab/>4</text:a></text:p>
          <text:p text:style-name="P16"><text:a xlink:type="simple" xlink:href="#__RefHeading___Toc768_1751186770" text:style-name="Index_20_Link" text:visited-style-name="Index_20_Link">Ответы на контрольные вопросы:<text:tab/>6</text:a></text:p>
          <text:p text:style-name="P16"><text:a xlink:type="simple" xlink:href="#__RefHeading___Toc766_1751186770" text:style-name="Index_20_Link" text:visited-style-name="Index_20_Link">Вывод:<text:tab/>7</text:a></text:p>
        </text:index-body>
      </text:table-of-content>
      <text:p text:style-name="P9"/>
      <text:p text:style-name="P1"><text:bookmark-start text:name="__RefHeading___Toc764_1751186770"/>Практическая часть<text:bookmark-end text:name="__RefHeading___Toc764_1751186770"/></text:p>
      <text:p text:style-name="Standard">Задание 1. Создать объект Сотрудник, который содержит сведения о сотрудниках</text:p>
      <text:p text:style-name="Standard">некоторой фирмы, такие как Имя, Отдел, Телефон, Зарплата(использовать функцию-</text:p>
      <text:p text:style-name="Standard">конструктор и ключевое слово this). Создать экземпляр объекта</text:p>
      <text:p text:style-name="Standard">Задание 2. Для задания 1 через созданный экземляр объекта Сотрудник добавьте</text:p>
      <text:p text:style-name="Standard">новое свойство адрес к классу объектов</text:p>
      <text:p text:style-name="Standard"/>
      <text:p text:style-name="Standard">Задание 3. Создать класс объектов (Tour) для работы туристической фирмы с</text:p>
      <text:p text:style-name="Standard">методом подсчета стоимости поездки из расчета: количества человек * количество</text:p>
      <text:p text:style-name="Standard">дней * тариф страны. Создать экземпляр объекта turkeyTour со значениями свойств.</text:p>
      <text:p text:style-name="Standard">Вывести все свойства объекта на экран. Метод объекта расчет создавать на основе</text:p>
      <text:p text:style-name="Standard">функции.</text:p>
      <text:p text:style-name="Standard">Задание 4. Дополните код программы для выполнения задания: К встроенному</text:p>
      <text:p text:style-name="Standard">классу String добавить метод printMe(), который выводит слово «Ура!» как заголовок</text:p>
      <text:p text:style-name="Standard">(тег h…), указанного пользователем уровня (prompt).</text:p>
      <text:p text:style-name="Standard">Уровень заголовка (1, 2 … 6) можно добавить в виде свойства класса String.</text:p>
      <text:p text:style-name="Standard">Вспомним, как должны выглядеть теги заголовков в HTML.</text:p>
      <text:p text:style-name="Standard">Дополните код:</text:p>
      <text:p text:style-name="Standard">String.prototype.uroven=&amp;quot;1&amp;quot;;</text:p>
      <text:p text:style-name="Standard">...</text:p>
      <text:p text:style-name="Standard">function printZagolovok (){</text:p>
      <text:p text:style-name="Standard">...</text:p>
      <text:p text:style-name="Standard"><text:soft-page-break/>...</text:p>
      <text:p text:style-name="Standard">}</text:p>
      <text:p text:style-name="Standard">var s=new ...;</text:p>
      <text:p text:style-name="Standard">...</text:p>
      <text:p text:style-name="Standard">Задание 5. Создать объект-коллекцию Сотрудник, который содержит сведения о</text:p>
      <text:p text:style-name="Standard">сотруднике некоторой фирмы, такие как Имя, Отдел, Телефон, Зарплата и отображает</text:p>
      <text:p text:style-name="Standard">данные об этом сотруднике (создать метод объекта для отображения данных)</text:p>
      <text:p text:style-name="Standard">Задание 6. Создать меню из пунктов-гиперссылок:</text:p>
      <text:p text:style-name="Standard"> Определить класс MenuItem.</text:p>
      <text:p text:style-name="Standard"> Определить свойства: title (название пункта меню или текст</text:p>
      <text:p text:style-name="Standard">гиперссылки), url (значение атрибута href для гиперссылки), метод show (вывод на экран</text:p>
      <text:p text:style-name="Standard">созданного меню).</text:p>
      <text:p text:style-name="Standard"> Добавить 4 пункта меню в виде списка (тег li)</text:p>
      <text:p text:style-name="Standard">Вспомним код html для создания пунктов меню:</text:p>
      <text:p text:style-name="Standard">&amp;lt;li&amp;gt;&amp;lt;a href=&amp;quot;labs-org.ru&amp;quot;&amp;gt;Перейти на главную страницу&amp;lt;/a&amp;gt;&amp;lt;/li&amp;gt;</text:p>
      <text:p text:style-name="Standard">&amp;lt;li&amp;gt; ... &amp;lt;/li&amp;gt;</text:p>
      <text:p text:style-name="Standard">&amp;lt;li&amp;gt; ... &amp;lt;/li&amp;gt;</text:p>
      <text:p text:style-name="Heading"><text:bookmark-start text:name="__RefHeading___Toc770_1751186770"/>Порядок выполнения работы:<text:bookmark-end text:name="__RefHeading___Toc770_1751186770"/></text:p>
      <text:p text:style-name="Standard">Task1:</text:p>
      <text:p text:style-name="P23">// Задание 1 и 2</text:p>
      <text:p text:style-name="P21"><text:span text:style-name="T16">function</text:span> <text:span text:style-name="T30">Employee</text:span>(<text:span text:style-name="T18">name</text:span>, <text:span text:style-name="T18">department</text:span>, <text:span text:style-name="T18">phone</text:span>, <text:span text:style-name="T18">salary</text:span>){</text:p>
      <text:p text:style-name="P22">    <text:span text:style-name="T17">this</text:span><text:span text:style-name="T15">.</text:span><text:span text:style-name="T19">name</text:span><text:span text:style-name="T15"> = </text:span><text:span text:style-name="T19">name</text:span></text:p>
      <text:p text:style-name="P22">    <text:span text:style-name="T17">this</text:span><text:span text:style-name="T15">.</text:span><text:span text:style-name="T19">department</text:span><text:span text:style-name="T15"> = </text:span><text:span text:style-name="T19">department</text:span></text:p>
      <text:p text:style-name="P22">    <text:span text:style-name="T17">this</text:span><text:span text:style-name="T15">.</text:span><text:span text:style-name="T19">phone</text:span><text:span text:style-name="T15">=</text:span><text:span text:style-name="T19">phone</text:span></text:p>
      <text:p text:style-name="P22">    <text:span text:style-name="T17">this</text:span><text:span text:style-name="T15">.</text:span><text:span text:style-name="T19">salary</text:span><text:span text:style-name="T15">=</text:span><text:span text:style-name="T19">salary</text:span></text:p>
      <text:p text:style-name="P21">};</text:p>
      <text:p text:style-name="P20"/>
      <text:p text:style-name="P21"><text:span text:style-name="T16">let</text:span> <text:span text:style-name="T18">employee</text:span> = <text:span text:style-name="T16">new</text:span> <text:span text:style-name="T30">Employee</text:span>(<text:span text:style-name="T24">"Max"</text:span>,<text:span text:style-name="T24">"Dep"</text:span>,<text:span text:style-name="T24">"777"</text:span>,<text:span text:style-name="T26">111</text:span>);</text:p>
      <text:p text:style-name="P20"/>
      <text:p text:style-name="P21"><text:span text:style-name="T18">console</text:span>.<text:span text:style-name="T21">log</text:span>(<text:span text:style-name="T18">employee</text:span>);</text:p>
      <text:p text:style-name="P20"/>
      <text:p text:style-name="P21"><text:soft-page-break/><text:span text:style-name="T18">employee</text:span>.<text:span text:style-name="T18">adress</text:span> = <text:span text:style-name="T24">"Adress"</text:span>;</text:p>
      <text:p text:style-name="P20"><text:span text:style-name="T20">console</text:span><text:span text:style-name="T35">.</text:span><text:span text:style-name="T23">log</text:span><text:span text:style-name="T35">(</text:span><text:span text:style-name="T20">employee</text:span><text:span text:style-name="T35">);</text:span></text:p>
      <text:p text:style-name="Code"/>
      <text:p text:style-name="Standard">Task3:</text:p>
      <text:p text:style-name="P21"><text:span text:style-name="T16">class</text:span> <text:span text:style-name="T30">Tour</text:span>{</text:p>
      <text:p text:style-name="P22">    <text:span text:style-name="T19">peoplesCount</text:span></text:p>
      <text:p text:style-name="P22">    <text:span text:style-name="T19">daysCount</text:span></text:p>
      <text:p text:style-name="P22">    <text:span text:style-name="T19">countryTariff</text:span></text:p>
      <text:p text:style-name="P22">    <text:span text:style-name="T19">totalTripCoast</text:span></text:p>
      <text:p text:style-name="P20"/>
      <text:p text:style-name="P22">    <text:span text:style-name="T17">constructor</text:span><text:span text:style-name="T15">(</text:span><text:span text:style-name="T19">peoplesCount</text:span><text:span text:style-name="T15">, </text:span><text:span text:style-name="T19">daysCount</text:span><text:span text:style-name="T15">, </text:span><text:span text:style-name="T19">countryTariff</text:span><text:span text:style-name="T15">){</text:span></text:p>
      <text:p text:style-name="P22">        <text:span text:style-name="T17">this</text:span><text:span text:style-name="T15">.</text:span><text:span text:style-name="T19">peoplesCount</text:span><text:span text:style-name="T15"> = </text:span><text:span text:style-name="T19">peoplesCount</text:span></text:p>
      <text:p text:style-name="P22">        <text:span text:style-name="T17">this</text:span><text:span text:style-name="T15">.</text:span><text:span text:style-name="T19">daysCount</text:span><text:span text:style-name="T15"> = </text:span><text:span text:style-name="T19">daysCount</text:span></text:p>
      <text:p text:style-name="P22">        <text:span text:style-name="T17">this</text:span><text:span text:style-name="T15">.</text:span><text:span text:style-name="T19">countryTariff</text:span><text:span text:style-name="T15"> = </text:span><text:span text:style-name="T19">countryTariff</text:span></text:p>
      <text:p text:style-name="P22">        <text:span text:style-name="T17">this</text:span><text:span text:style-name="T15">.</text:span><text:span text:style-name="T19">totalTripCoast</text:span><text:span text:style-name="T15"> = </text:span><text:span text:style-name="T17">this</text:span><text:span text:style-name="T15">.</text:span><text:span text:style-name="T22">getTripCost</text:span><text:span text:style-name="T15">()</text:span></text:p>
      <text:p text:style-name="P22">    <text:span text:style-name="T15">}</text:span></text:p>
      <text:p text:style-name="P20"/>
      <text:p text:style-name="P22">    <text:span text:style-name="T22">getTripCost</text:span><text:span text:style-name="T15"> = () </text:span><text:span text:style-name="T17">=&gt;</text:span><text:span text:style-name="T15"> </text:span><text:span text:style-name="T17">this</text:span><text:span text:style-name="T15">.</text:span><text:span text:style-name="T19">peoplesCount</text:span><text:span text:style-name="T15">*</text:span><text:span text:style-name="T17">this</text:span><text:span text:style-name="T15">.</text:span><text:span text:style-name="T19">daysCount</text:span><text:span text:style-name="T15">*</text:span><text:span text:style-name="T17">this</text:span><text:span text:style-name="T15">.</text:span><text:span text:style-name="T19">countryTariff</text:span></text:p>
      <text:p text:style-name="P21">}</text:p>
      <text:p text:style-name="P20"/>
      <text:p text:style-name="P21"><text:span text:style-name="T16">let</text:span> <text:span text:style-name="T18">turkeyTour</text:span> = <text:span text:style-name="T16">new</text:span> <text:span text:style-name="T30">Tour</text:span>(<text:span text:style-name="T26">3</text:span>,<text:span text:style-name="T26">7</text:span>,<text:span text:style-name="T26">10</text:span>)</text:p>
      <text:p text:style-name="P21"><text:span text:style-name="T18">console</text:span>.<text:span text:style-name="T21">log</text:span>(<text:span text:style-name="T18">turkeyTour</text:span>);</text:p>
      <text:p text:style-name="Code"/>
      <text:p text:style-name="P18">Task4:</text:p>
      <text:p text:style-name="P23">// 4. Дополните код программы для выполнения задания: К встроенному</text:p>
      <text:p text:style-name="P23">// классу String добавить метод printMe(), который выводит слово «Ура!» как заголовок</text:p>
      <text:p text:style-name="P23">// (тег h…), указанного пользователем уровня (prompt).</text:p>
      <text:p text:style-name="P23">// Уровень заголовка (1, 2 … 6) можно добавить в виде свойства класса String.</text:p>
      <text:p text:style-name="P23">// Вспомним, как должны выглядеть теги заголовков в HTML.</text:p>
      <text:p text:style-name="P20"/>
      <text:p text:style-name="P21"><text:span text:style-name="T30">String</text:span>.<text:span text:style-name="T29">prototype</text:span>.<text:span text:style-name="T18">uroven</text:span> = <text:span text:style-name="T24">"1"</text:span></text:p>
      <text:p text:style-name="P21"><text:span text:style-name="T16">let</text:span> <text:span text:style-name="T18">level</text:span> = <text:span text:style-name="T21">prompt</text:span>(<text:span text:style-name="T24">"Enter level: "</text:span>)</text:p>
      <text:p text:style-name="P20"/>
      <text:p text:style-name="P21"><text:span text:style-name="T16">function</text:span> <text:span text:style-name="T21">printMe</text:span>(){</text:p>
      <text:p text:style-name="P22">    <text:span text:style-name="T19">document</text:span><text:span text:style-name="T15">.</text:span><text:span text:style-name="T22">write</text:span><text:span text:style-name="T15">(</text:span><text:span text:style-name="T25">`&lt;h</text:span><text:span text:style-name="T17">${</text:span><text:span text:style-name="T19">level</text:span><text:span text:style-name="T17">}</text:span><text:span text:style-name="T25">&gt;Ура!&lt;/h</text:span><text:span text:style-name="T17">${</text:span><text:span text:style-name="T19">level</text:span><text:span text:style-name="T17">}</text:span><text:span text:style-name="T25">`</text:span><text:span text:style-name="T15">)</text:span></text:p>
      <text:p text:style-name="P21">}</text:p>
      <text:p text:style-name="P20"/>
      <text:p text:style-name="P21"><text:span text:style-name="T30">String</text:span>.<text:span text:style-name="T29">prototype</text:span>.<text:span text:style-name="T18">printMe</text:span> = <text:span text:style-name="T21">printMe</text:span>();</text:p>
      <text:p text:style-name="P20"/>
      <text:p text:style-name="P23">// </text:p>
      <text:p text:style-name="P21"><text:span text:style-name="T16">function</text:span> <text:span text:style-name="T21">printZagolovok</text:span>(){</text:p>
      <text:p text:style-name="P23">// </text:p>
      <text:p text:style-name="P23">// </text:p>
      <text:p text:style-name="P21">}</text:p>
      <text:p text:style-name="P23">// let s = new ;</text:p>
      <text:p text:style-name="P20"><text:span text:style-name="T31">// </text:span></text:p>
      <text:p text:style-name="P19">Task5:</text:p>
      <text:p text:style-name="P23">// 5. Создать объект-коллекцию Сотрудник, который содержит сведения о</text:p>
      <text:p text:style-name="P23">// сотруднике некоторой фирмы, такие как Имя, Отдел, Телефон, Зарплата и отображает</text:p>
      <text:p text:style-name="P23">// данные об этом сотруднике (создать метод объекта для отображения данных)</text:p>
      <text:p text:style-name="P20"/>
      <text:p text:style-name="P21"><text:soft-page-break/><text:span text:style-name="T16">let</text:span> <text:span text:style-name="T18">employee</text:span> = <text:span text:style-name="T16">new</text:span> <text:span text:style-name="T30">Object</text:span>();</text:p>
      <text:p text:style-name="P21"><text:span text:style-name="T18">employee</text:span>.<text:span text:style-name="T18">name</text:span> = <text:span text:style-name="T24">"Max"</text:span></text:p>
      <text:p text:style-name="P21"><text:span text:style-name="T18">employee</text:span>.<text:span text:style-name="T18">departmant</text:span> = <text:span text:style-name="T24">"Dep"</text:span></text:p>
      <text:p text:style-name="P21"><text:span text:style-name="T18">employee</text:span>.<text:span text:style-name="T18">phone</text:span> = <text:span text:style-name="T24">"PHONE"</text:span></text:p>
      <text:p text:style-name="P21"><text:span text:style-name="T18">employee</text:span>.<text:span text:style-name="T18">salary</text:span> = <text:span text:style-name="T26">111</text:span></text:p>
      <text:p text:style-name="P20"/>
      <text:p text:style-name="P21"><text:span text:style-name="T16">function</text:span> <text:span text:style-name="T21">employeeShowInfo</text:span>(){</text:p>
      <text:p text:style-name="P22">    <text:span text:style-name="T28">for</text:span><text:span text:style-name="T15">(</text:span><text:span text:style-name="T17">let</text:span><text:span text:style-name="T15"> </text:span><text:span text:style-name="T19">i</text:span><text:span text:style-name="T15"> </text:span><text:span text:style-name="T17">in</text:span><text:span text:style-name="T15"> </text:span><text:span text:style-name="T19">employee</text:span><text:span text:style-name="T15">){</text:span></text:p>
      <text:p text:style-name="P22">        <text:span text:style-name="T19">document</text:span><text:span text:style-name="T15">.</text:span><text:span text:style-name="T22">write</text:span><text:span text:style-name="T15">(</text:span><text:span text:style-name="T19">i</text:span><text:span text:style-name="T15">+</text:span><text:span text:style-name="T25">": "</text:span><text:span text:style-name="T15">+</text:span><text:span text:style-name="T19">employee</text:span><text:span text:style-name="T15">[</text:span><text:span text:style-name="T19">i</text:span><text:span text:style-name="T15">]+</text:span><text:span text:style-name="T25">"&lt;br&gt;"</text:span><text:span text:style-name="T15">);</text:span></text:p>
      <text:p text:style-name="P22">    <text:span text:style-name="T15">}</text:span></text:p>
      <text:p text:style-name="P21">}</text:p>
      <text:p text:style-name="P21"><text:span text:style-name="T18">employee</text:span>.<text:span text:style-name="T18">show</text:span> = <text:span text:style-name="T21">employeeShowInfo</text:span>();</text:p>
      <text:p text:style-name="P21"><text:span text:style-name="T18">employee</text:span>.<text:span text:style-name="T18">show</text:span></text:p>
      <text:p text:style-name="Code"/>
      <text:p text:style-name="Standard">Task6:</text:p>
      <text:p text:style-name="P21"><text:span text:style-name="T16">class</text:span> <text:span text:style-name="T30">MenuItem</text:span>{</text:p>
      <text:p text:style-name="P22">    <text:span text:style-name="T19">title</text:span></text:p>
      <text:p text:style-name="P22">    <text:span text:style-name="T19">url</text:span></text:p>
      <text:p text:style-name="P22">    <text:span text:style-name="T22">show</text:span><text:span text:style-name="T15"> = () </text:span><text:span text:style-name="T17">=&gt;</text:span><text:span text:style-name="T15">{</text:span></text:p>
      <text:p text:style-name="P22">        <text:span text:style-name="T19">document</text:span><text:span text:style-name="T15">.</text:span><text:span text:style-name="T22">write</text:span><text:span text:style-name="T15">(</text:span><text:span text:style-name="T25">`</text:span></text:p>
      <text:p text:style-name="P22"><text:span text:style-name="T24">        </text:span><text:span text:style-name="T25">&lt;li&gt;&lt;a href="</text:span><text:span text:style-name="T17">${this</text:span><text:span text:style-name="T15">.</text:span><text:span text:style-name="T19">url</text:span><text:span text:style-name="T17">}</text:span><text:span text:style-name="T25">"&gt;</text:span><text:span text:style-name="T17">${this</text:span><text:span text:style-name="T15">.</text:span><text:span text:style-name="T19">title</text:span><text:span text:style-name="T17">}</text:span><text:span text:style-name="T25">&lt;/a&gt;&lt;/li&gt;&lt;br&gt;</text:span></text:p>
      <text:p text:style-name="P22"><text:span text:style-name="T24">        </text:span><text:span text:style-name="T25">`</text:span><text:span text:style-name="T15">)</text:span></text:p>
      <text:p text:style-name="P22">    <text:span text:style-name="T15">}</text:span></text:p>
      <text:p text:style-name="P22">    <text:span text:style-name="T17">constructor</text:span><text:span text:style-name="T15">(</text:span><text:span text:style-name="T19">title</text:span><text:span text:style-name="T15">,</text:span><text:span text:style-name="T19">url</text:span><text:span text:style-name="T15">){</text:span></text:p>
      <text:p text:style-name="P22">        <text:span text:style-name="T17">this</text:span><text:span text:style-name="T15">.</text:span><text:span text:style-name="T19">title</text:span><text:span text:style-name="T15"> = </text:span><text:span text:style-name="T19">title</text:span></text:p>
      <text:p text:style-name="P22">        <text:span text:style-name="T17">this</text:span><text:span text:style-name="T15">.</text:span><text:span text:style-name="T19">url</text:span><text:span text:style-name="T15"> = </text:span><text:span text:style-name="T19">url</text:span></text:p>
      <text:p text:style-name="P22">    <text:span text:style-name="T15">}</text:span></text:p>
      <text:p text:style-name="P21">}</text:p>
      <text:p text:style-name="P20"/>
      <text:p text:style-name="P21"><text:span text:style-name="T18">menu</text:span> = [<text:span text:style-name="T16">new</text:span> <text:span text:style-name="T30">MenuItem</text:span>(<text:span text:style-name="T24">"title"</text:span>,<text:span text:style-name="T24">"URL"</text:span>), <text:span text:style-name="T16">new</text:span> <text:span text:style-name="T30">MenuItem</text:span>(<text:span text:style-name="T24">"title1"</text:span>,<text:span text:style-name="T24">"URL1"</text:span>), <text:span text:style-name="T16">new</text:span> <text:span text:style-name="T30">MenuItem</text:span>(<text:span text:style-name="T24">"title2"</text:span>,<text:span text:style-name="T24">"URL2"</text:span>)]</text:p>
      <text:p text:style-name="P20"/>
      <text:p text:style-name="P21"><text:span text:style-name="T27">for</text:span>(<text:span text:style-name="T16">let</text:span> <text:span text:style-name="T18">i</text:span> <text:span text:style-name="T16">in</text:span> <text:span text:style-name="T18">menu</text:span>){</text:p>
      <text:p text:style-name="P22">    <text:span text:style-name="T19">menu</text:span><text:span text:style-name="T15">[</text:span><text:span text:style-name="T19">i</text:span><text:span text:style-name="T15">].</text:span><text:span text:style-name="T22">show</text:span><text:span text:style-name="T15">()</text:span></text:p>
      <text:p text:style-name="P21">}</text:p>
      <text:p text:style-name="P15"/>
      <text:p text:style-name="Heading"><text:bookmark-start text:name="__RefHeading___Toc768_1751186770"/>Ответы на контрольные вопросы:<text:bookmark-end text:name="__RefHeading___Toc768_1751186770"/></text:p>
      <text:p text:style-name="P26"><text:span text:style-name="T12">1. Что такое объект в Javascript? Как они создаются и используются?</text:span></text:p>
      <text:p text:style-name="P24"><text:tab/><text:span text:style-name="T8">Объект является структурой данных, которая описает что-то. </text:span></text:p>
      <text:p text:style-name="P24"><text:span text:style-name="T8">var имя_объекта = {свойство:значение, свойство:значение,...};</text:span></text:p>
      <text:p text:style-name="P24"><text:span text:style-name="T8">или</text:span></text:p>
      <text:p text:style-name="P24"><text:span text:style-name="T8">var имя_объекта = new Object();</text:span></text:p>
      <text:p text:style-name="P24"><text:span text:style-name="T8">имя_объекта.свойство = значение;// точечная нотация</text:span></text:p>
      <text:p text:style-name="P24"><text:span text:style-name="T8">имя_объекта[&amp;quot;свойство&amp;quot;] = значение;// скобочная нотация</text:span></text:p>
      <text:p text:style-name="P26"><text:soft-page-break/><text:span text:style-name="T12">2. Что такое прототип, в чем его отличие от класса?</text:span></text:p>
      <text:p text:style-name="P27">Прототип используется в классе для добавления новых свойств объекту.</text:p>
      <text:p text:style-name="P26"><text:span text:style-name="T12">3. Особенности наследования в Javascript.</text:span></text:p>
      <text:p text:style-name="P26"><text:span text:style-name="T12">4. Методы объектов в Javascript, способы вызова и объявления.</text:span></text:p>
      <text:p text:style-name="P28">Методы можно создавать классическим способом, как это делается в адекватных языках программирования:</text:p>
      <text:p text:style-name="P25">function ‘Name’(){</text:p>
      <text:p text:style-name="P25"><text:tab/>//do something</text:p>
      <text:p text:style-name="P25">}</text:p>
      <text:p text:style-name="P28">Или функцию можно присвоить в объект, после чего вызывать этот объект:</text:p>
      <text:p text:style-name="P25">let name = function (){</text:p>
      <text:p text:style-name="P25"><text:tab/>//do something</text:p>
      <text:p text:style-name="P25">}</text:p>
      <text:p text:style-name="Heading"><text:bookmark-start text:name="__RefHeading___Toc766_1751186770"/>Вывод:<text:bookmark-end text:name="__RefHeading___Toc766_1751186770"/></text:p>
      <text:p text:style-name="P29"><text:span text:style-name="T9"><text:tab/>В ходе лабораторной работы получены знания о</text:span><text:span text:style-name="T14"> </text:span><text:span text:style-name="T13">р</text:span><text:span text:style-name="T10">аботе с</text:span><text:span text:style-name="T10"> </text:span><text:span text:style-name="T33">о</text:span><text:span text:style-name="T32">бъекта</text:span><text:span text:style-name="T32">ми</text:span><text:span text:style-name="T10"> </text:span><text:span text:style-name="T9"><text:s/></text:span><text:span text:style-name="T14">JavaScript.</text:span></text:p>
      <text:p text:style-name="P14"/>
      <text:p text:style-name="P13"><text:span text:style-name="T11">GitHub: </text:span><text:a xlink:type="simple" xlink:href="https://github.com/bet9nz9/JS" text:style-name="Internet_20_link" text:visited-style-name="Visited_20_Internet_20_Link">https://github.com/bet9nz9/JS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1" svg:font-family="Consolas, 'Courier New', monospace"/>
    <style:font-face style:name="Mangal1" svg:font-family="Mangal"/>
    <style:font-face style:name="Consolas" svg:font-family="Consolas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hyphenation-ladder-count="no-limit" style:page-number="auto"/>
      <style:text-properties style:font-name="Times New Roman" fo:font-family="'Times New Roman'" style:font-style-name="Обычный" style:font-family-generic="roman" style:font-pitch="variable" fo:font-size="14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 style:master-page-name="">
      <style:paragraph-properties fo:margin-top="0.1665in" fo:margin-bottom="0.0835in" style:contextual-spacing="false" fo:text-align="center" style:justify-single-word="false" style:page-number="auto" fo:keep-with-next="always"/>
      <style:text-properties style:font-name="Times New Roman" fo:font-family="'Times New Roman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de" style:family="paragraph" style:parent-style-name="Standard" style:master-page-name="">
      <style:paragraph-properties style:page-number="auto"/>
      <style:text-properties style:font-name="Consolas" fo:font-family="Consolas" style:font-style-name="Обычный" style:font-family-generic="modern" style:font-pitch="fixed" fo:font-size="10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editing-duration>PT44M</meta:editing-duration>
    <meta:editing-cycles>54</meta:editing-cycles>
    <dc:date>2020-10-10T15:43:06.687000000</dc:date>
    <meta:document-statistic meta:table-count="0" meta:image-count="0" meta:object-count="0" meta:page-count="7" meta:paragraph-count="161" meta:word-count="677" meta:character-count="5469" meta:non-whitespace-character-count="4706"/>
  </office:meta>
</office:document-meta>
</file>